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5129" officeooo:paragraph-rsid="00055129"/>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3">
      <style:paragraph-properties fo:margin-top="0cm" fo:margin-bottom="0cm" loext:contextual-spacing="false"/>
    </style:style>
    <style:style style:name="P9" style:family="paragraph" style:parent-style-name="Text_20_body" style:list-style-name="L4">
      <style:paragraph-properties fo:margin-top="0cm" fo:margin-bottom="0cm" loext:contextual-spacing="false"/>
    </style:style>
    <style:style style:name="P10" style:family="paragraph" style:parent-style-name="Preformatted_20_Text">
      <style:paragraph-properties fo:margin-top="0cm" fo:margin-bottom="0.499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1064"/>CakePHP 3, CRUD walk-through</text:h>
      <text:p text:style-name="Text_20_body"><text:bookmark text:name="7c16"/>CakePHP is a powerful and extremely well documented framework. However, one of the things that you won’t find in the <text:a xlink:type="simple" xlink:href="http://book.cakephp.org/3.0/en/index.html" office:target-frame-name="_blank" xlink:show="new" text:style-name="Internet_20_link" text:visited-style-name="Visited_20_Internet_20_Link">official documentation</text:a> is the the rich ecosystem of tools and plugins that can quickly be tied together to build applications. This article will walk you through the creation of a fully featured <text:a xlink:type="simple" xlink:href="https://en.wikipedia.org/wiki/Create,_read,_update_and_delete" office:target-frame-name="_blank" xlink:show="new" text:style-name="Internet_20_link" text:visited-style-name="Visited_20_Internet_20_Link">CRUD</text:a> application from scratch. By the end of this article, you’ll have a basic application able to manage a database with minimal effort.</text:p>
      <text:p text:style-name="Text_20_body"><text:bookmark text:name="5744"/>We’ll base the app on the following plugins:</text:p>
      <text:list xml:id="list6388680858323806705" text:style-name="L1">
        <text:list-item>
          <text:p text:style-name="P6"><text:bookmark text:name="8158"/><text:a xlink:type="simple" xlink:href="https://github.com/FriendsOfCake/crud" office:target-frame-name="_blank" xlink:show="new" text:style-name="Internet_20_link" text:visited-style-name="Visited_20_Internet_20_Link">friendsofcake/crud</text:a><text:line-break/>This plugin is the backbone of our CRUD app. It handles the controller layer of the crud ecosystem.</text:p>
        </text:list-item>
        <text:list-item>
          <text:p text:style-name="P6"><text:bookmark text:name="dd9f"/><text:a xlink:type="simple" xlink:href="https://github.com/FriendsOfCake/crud-view" office:target-frame-name="_blank" xlink:show="new" text:style-name="Internet_20_link" text:visited-style-name="Visited_20_Internet_20_Link">friendsofcake/crud-view</text:a><text:line-break/>The view layer that we’ll attach on crud.</text:p>
        </text:list-item>
        <text:list-item>
          <text:p text:style-name="P6"><text:bookmark text:name="ede4"/><text:a xlink:type="simple" xlink:href="https://github.com/FriendsOfCake/search" office:target-frame-name="_blank" xlink:show="new" text:style-name="Internet_20_link" text:visited-style-name="Visited_20_Internet_20_Link">friendsofcake/search</text:a><text:line-break/>In addition to CRUD, we’ll add the possibility to filter out records.</text:p>
        </text:list-item>
        <text:list-item>
          <text:p text:style-name="P2"><text:bookmark text:name="34c7"/><text:a xlink:type="simple" xlink:href="https://github.com/FriendsOfCake/bootstrap-ui" office:target-frame-name="_blank" xlink:show="new" text:style-name="Internet_20_link" text:visited-style-name="Visited_20_Internet_20_Link">friendsofcake/bootstrap-ui</text:a><text:line-break/>A nice and clean interface used by crud-view based off <text:a xlink:type="simple" xlink:href="http://getbootstrap.com/" office:target-frame-name="_blank" xlink:show="new" text:style-name="Internet_20_link" text:visited-style-name="Visited_20_Internet_20_Link">bootstrap</text:a>.</text:p>
        </text:list-item>
      </text:list>
      <text:p text:style-name="Text_20_body"><text:bookmark text:name="9a58"/>Lets get started.</text:p>
      <text:h text:style-name="Heading_20_3" text:outline-level="3"><text:bookmark text:name="f174"/>Install CakePHP and relevant plugins</text:h>
      <text:p text:style-name="Text_20_body"><text:bookmark text:name="f809"/>The installation of cakephp is pretty well documented, so I’ll leave that part to <text:a xlink:type="simple" xlink:href="http://book.cakephp.org/3.0/en/installation.html" office:target-frame-name="_blank" xlink:show="new" text:style-name="Internet_20_link" text:visited-style-name="Visited_20_Internet_20_Link">this section of the book</text:a>. By the end of the installation, you should end up on cakephp’s default landing page where status indicators will tell if everything is setup properly.</text:p>
      <text:p text:style-name="Text_20_body"><text:bookmark text:name="f4c4"/>I’ll also assume you have used composer for the installation. If that’s not the case, do yourself a favor, and <text:a xlink:type="simple" xlink:href="https://getcomposer.org/doc/00-intro.md" office:target-frame-name="_blank" xlink:show="new" text:style-name="Internet_20_link" text:visited-style-name="Visited_20_Internet_20_Link">get it here</text:a>.</text:p>
      <text:p text:style-name="Text_20_body"><text:bookmark text:name="d8e9"/>Now let’s install the 4 plugins above using composer. Open up a console, get into your project’s folder and run the following</text:p>
      <text:p text:style-name="Preformatted_20_Text"><text:bookmark text:name="454b"/>composer require friendsofcake/crud</text:p>
      <text:p text:style-name="Preformatted_20_Text">composer require friendsofcake/crud-view</text:p>
      <text:p text:style-name="Preformatted_20_Text">composer require friendsofcake/search</text:p>
      <text:p text:style-name="Preformatted_20_Text">composer require friendsofcake/bootstrap-ui</text:p>
      <text:p text:style-name="Preformatted_20_Text">bin/cake plugin load Crud</text:p>
      <text:p text:style-name="Preformatted_20_Text">bin/cake plugin load CrudView</text:p>
      <text:p text:style-name="Preformatted_20_Text">bin/cake plugin load BootstrapUI</text:p>
      <text:p text:style-name="P10">bin/cake plugin load Search</text:p>
      <text:h text:style-name="Heading_20_3" text:outline-level="3"><text:bookmark text:name="6b44"/>Create the most basic CakePHP app</text:h>
      <text:p text:style-name="Text_20_body"><text:bookmark text:name="90cd"/>We’ll start off by creating the most basic cakephp app. For demonstration purposes, we’ll create a posts table in the database.</text:p>
      <text:p text:style-name="Preformatted_20_Text"><text:bookmark text:name="aa4a"/>CREATE TABLE `posts` (</text:p>
      <text:p text:style-name="Preformatted_20_Text"><text:s text:c="4"/>`id` int(11) NOT NULL AUTO_INCREMENT,</text:p>
      <text:p text:style-name="Preformatted_20_Text"><text:s text:c="4"/>`name` varchar(255) NOT NULL,</text:p>
      <text:p text:style-name="Preformatted_20_Text"><text:soft-page-break/><text:s text:c="4"/>`body` text NOT NULL,</text:p>
      <text:p text:style-name="Preformatted_20_Text"><text:s text:c="4"/>`created` timestamp NULL DEFAULT NULL,</text:p>
      <text:p text:style-name="Preformatted_20_Text"><text:s text:c="4"/>`modified` timestamp NULL DEFAULT NULL,</text:p>
      <text:p text:style-name="Preformatted_20_Text"><text:s text:c="4"/>PRIMARY KEY (`id`)</text:p>
      <text:p text:style-name="P10">);</text:p>
      <text:p text:style-name="Text_20_body"><text:bookmark text:name="a58a"/>If you now point your browser to the posts controller, for example <text:a xlink:type="simple" xlink:href="http://localhost/posts" office:target-frame-name="_blank" xlink:show="new" text:style-name="Internet_20_link" text:visited-style-name="Visited_20_Internet_20_Link">http://localhost/posts</text:a> you should have an error stating that the controller doesn’t exist. So we’re going to create one that is completely empty. Create the file src/Controller/PostsController.php and add the following.</text:p>
      <text:p text:style-name="Preformatted_20_Text"><text:bookmark text:name="0499"/>&lt;?php</text:p>
      <text:p text:style-name="P10">namespace App\Controller;</text:p>
      <text:p text:style-name="P10"><text:bookmark text:name="bbaf"/>use App\Controller\AppController;</text:p>
      <text:p text:style-name="Preformatted_20_Text"><text:bookmark text:name="50de"/>class PostsController extends AppController</text:p>
      <text:p text:style-name="Preformatted_20_Text">{</text:p>
      <text:p text:style-name="P10">}</text:p>
      <text:p text:style-name="Text_20_body"><text:bookmark text:name="b0f4"/>Refresh again your browser and the error should have changed. The error should now inform you that the index action is not defined in our Posts controller. This is where CRUD comes into play.</text:p>
      <text:h text:style-name="Heading_20_3" text:outline-level="3"><text:bookmark text:name="a54d"/>Setup the AppController</text:h>
      <text:p text:style-name="Text_20_body"><text:bookmark text:name="7b89"/>Lets start by opening src/Controller/AppController.php</text:p>
      <text:p text:style-name="Text_20_body"><text:bookmark text:name="d212"/>Crud needs to alter the regular flow of a cakephp request, and it does so using the ControllerTrait. At the top of your AppController, add the trait like this:</text:p>
      <text:p text:style-name="Preformatted_20_Text"><text:bookmark text:name="4f5d"/>class AppController extends Controller</text:p>
      <text:p text:style-name="Preformatted_20_Text">{</text:p>
      <text:p text:style-name="P10"><text:s text:c="4"/>use \Crud\Controller\ControllerTrait;</text:p>
      <text:p text:style-name="Text_20_body"><text:bookmark text:name="19f0"/>We’ll also add 3 instructions to the the initialize() method:</text:p>
      <text:list xml:id="list2656797967132680033" text:style-name="L2">
        <text:list-item>
          <text:p text:style-name="P7"><text:bookmark text:name="a5c6"/>Let your app know that the views will be handled by Crud-View.</text:p>
        </text:list-item>
        <text:list-item>
          <text:p text:style-name="P7"><text:bookmark text:name="2713"/>Load the Crud component with the desired configuration.</text:p>
        </text:list-item>
        <text:list-item>
          <text:p text:style-name="P3"><text:bookmark text:name="5d77"/>Load the search component that will help us filter out results</text:p>
        </text:list-item>
      </text:list>
      <text:p text:style-name="Text_20_body"><text:bookmark text:name="c6d8"/>The result looks like this</text:p>
      <text:p text:style-name="Preformatted_20_Text"><text:bookmark text:name="ae8b"/>public function initialize()</text:p>
      <text:p text:style-name="Preformatted_20_Text">{</text:p>
      <text:p text:style-name="P10"><text:s text:c="4"/>parent::initialize();</text:p>
      <text:p text:style-name="Preformatted_20_Text"><text:bookmark text:name="93e7"/><text:s text:c="4"/>$this-&gt;loadComponent(‘RequestHandler’);</text:p>
      <text:p text:style-name="P10"><text:s text:c="4"/>$this-&gt;loadComponent(‘Flash’);</text:p>
      <text:p text:style-name="Preformatted_20_Text"><text:bookmark text:name="104b"/><text:s text:c="4"/>$this-&gt;viewClass = ‘CrudView\View\CrudView’;</text:p>
      <text:p text:style-name="Preformatted_20_Text"><text:s text:c="4"/>$this-&gt;loadComponent(‘Crud.Crud’, [</text:p>
      <text:p text:style-name="Preformatted_20_Text"><text:s text:c="8"/>‘actions’ =&gt; [</text:p>
      <text:p text:style-name="Preformatted_20_Text"><text:s text:c="12"/>'Crud.Index',</text:p>
      <text:p text:style-name="Preformatted_20_Text"><text:s text:c="12"/>'Crud.View',</text:p>
      <text:p text:style-name="Preformatted_20_Text"><text:s text:c="12"/>'Crud.Add',</text:p>
      <text:p text:style-name="Preformatted_20_Text"><text:s text:c="12"/>'Crud.Edit',</text:p>
      <text:p text:style-name="Preformatted_20_Text"><text:soft-page-break/><text:s text:c="12"/>'Crud.Delete',</text:p>
      <text:p text:style-name="Preformatted_20_Text"><text:s text:c="12"/>'Crud.Lookup',</text:p>
      <text:p text:style-name="Preformatted_20_Text"><text:s text:c="8"/>],</text:p>
      <text:p text:style-name="Preformatted_20_Text"><text:s text:c="8"/>‘listeners’ =&gt; [</text:p>
      <text:p text:style-name="Preformatted_20_Text"><text:s text:c="12"/>'CrudView.View',</text:p>
      <text:p text:style-name="Preformatted_20_Text"><text:s text:c="12"/>'Crud.Redirect',</text:p>
      <text:p text:style-name="Preformatted_20_Text"><text:s text:c="12"/>'Crud.RelatedModels',</text:p>
      <text:p text:style-name="Preformatted_20_Text"><text:s text:c="12"/>'CrudView.Search',</text:p>
      <text:p text:style-name="Preformatted_20_Text"><text:s text:c="12"/>'Crud.Api',</text:p>
      <text:p text:style-name="Preformatted_20_Text"><text:s text:c="12"/>'Crud.ApiQueryLog',</text:p>
      <text:p text:style-name="Preformatted_20_Text"><text:s text:c="8"/>]</text:p>
      <text:p text:style-name="Preformatted_20_Text"><text:s text:c="4"/>]);</text:p>
      <text:p text:style-name="Preformatted_20_Text"><text:s text:c="4"/>$this-&gt;loadComponent('Search.Prg', [</text:p>
      <text:p text:style-name="Preformatted_20_Text"><text:s text:c="8"/>'actions' =&gt; ['index']</text:p>
      <text:p text:style-name="Preformatted_20_Text"><text:s text:c="4"/>]);</text:p>
      <text:p text:style-name="P10">}</text:p>
      <text:p text:style-name="Text_20_body"><text:bookmark text:name="14d4"/>Save that file, and point your browser again to <text:a xlink:type="simple" xlink:href="http://localhost/posts" office:target-frame-name="_blank" xlink:show="new" text:style-name="Internet_20_link" text:visited-style-name="Visited_20_Internet_20_Link">http://localhost/posts</text:a> . You should now have a nice and basic crud interface allowing you to create, view, edit and delete posts.</text:p>
      <text:p text:style-name="Text_20_body"><text:bookmark text:name="4637"/>You’ll notice that one of the buttons is not working, and it’s the lookup button. That’s because crud-view show buttons for available actions, and lookup is among them. However we’ll only want to use that via ajax later on, so lets hide the lookup button from our template. Add a beforeFilter method to your AppController like this:</text:p>
      <text:p text:style-name="Preformatted_20_Text"><text:bookmark text:name="3c7e"/>public function beforeFilter(Event $event)</text:p>
      <text:p text:style-name="Preformatted_20_Text">{</text:p>
      <text:p text:style-name="Preformatted_20_Text"><text:s text:c="4"/>$action = $this-&gt;Crud-&gt;action();</text:p>
      <text:p text:style-name="Preformatted_20_Text"><text:s text:c="4"/>$action-&gt;config('scaffold.actions_blacklist', ['lookup']);</text:p>
      <text:p text:style-name="P10">}</text:p>
      <text:h text:style-name="Heading_20_3" text:outline-level="3"><text:bookmark text:name="f641"/>Preparing the model for Search</text:h>
      <text:p text:style-name="Text_20_body"><text:bookmark text:name="62e0"/>So far, we haven’t defined a Posts model, so cake is building one on the fly. For the Search feature to work, we’ll have to create our own. That’s easily done in the command line with bake</text:p>
      <text:p text:style-name="P10"><text:bookmark text:name="c78f"/>bin/cake bake model Posts</text:p>
      <text:p text:style-name="Text_20_body"><text:bookmark text:name="0d72"/>This should create a handful of files, one of them being src/Model/Table/Posts.php Here’s what we need to change:</text:p>
      <text:list xml:id="list253470650071964397" text:style-name="L3">
        <text:list-item>
          <text:p text:style-name="P8"><text:bookmark text:name="f147"/>Add Search\Manager to the list of includes at the top of the file</text:p>
        </text:list-item>
        <text:list-item>
          <text:p text:style-name="P8"><text:bookmark text:name="b5f8"/>Add the Search behavior in the initialize method</text:p>
        </text:list-item>
        <text:list-item>
          <text:p text:style-name="P4"><text:bookmark text:name="5b7f"/>Add a searchConfiguration() method in the model</text:p>
        </text:list-item>
      </text:list>
      <text:p text:style-name="Preformatted_20_Text"><text:bookmark text:name="5759"/>&lt;?php </text:p>
      <text:p text:style-name="P10">namespace App\Model\Table;</text:p>
      <text:p text:style-name="Preformatted_20_Text"><text:bookmark text:name="0b6a"/>use App\Model\Entity\Post;</text:p>
      <text:p text:style-name="Preformatted_20_Text">use Cake\ORM\Query;</text:p>
      <text:p text:style-name="Preformatted_20_Text">use Cake\ORM\RulesChecker;</text:p>
      <text:p text:style-name="Preformatted_20_Text">use Cake\ORM\Table;</text:p>
      <text:p text:style-name="Preformatted_20_Text">use Cake\Validation\Validator;</text:p>
      <text:p text:style-name="P10">use Search\Manager;</text:p>
      <text:p text:style-name="Preformatted_20_Text"><text:bookmark text:name="dde1"/>class PostsTable extends Table</text:p>
      <text:p text:style-name="Preformatted_20_Text"><text:soft-page-break/>{</text:p>
      <text:p text:style-name="Preformatted_20_Text"><text:s text:c="4"/>public function initialize(array $config)</text:p>
      <text:p text:style-name="Preformatted_20_Text"><text:s text:c="4"/>{ </text:p>
      <text:p text:style-name="P10"><text:s text:c="8"/>parent::initialize($config);</text:p>
      <text:p text:style-name="Preformatted_20_Text"><text:bookmark text:name="ac27"/><text:s text:c="8"/>$this-&gt;table('posts');</text:p>
      <text:p text:style-name="Preformatted_20_Text"><text:s text:c="8"/>$this-&gt;displayField('name');</text:p>
      <text:p text:style-name="Preformatted_20_Text"><text:s text:c="8"/>$this-&gt;primaryKey('id');</text:p>
      <text:p text:style-name="Preformatted_20_Text"><text:s text:c="8"/>$this-&gt;addBehavior('Timestamp');</text:p>
      <text:p text:style-name="Preformatted_20_Text"><text:s text:c="8"/>$this-&gt;addBehavior('Search.Search');</text:p>
      <text:p text:style-name="P10"><text:s text:c="4"/>}</text:p>
      <text:p text:style-name="Preformatted_20_Text"><text:bookmark text:name="43a2"/><text:s text:c="4"/>public function searchConfiguration()</text:p>
      <text:p text:style-name="Preformatted_20_Text"><text:s text:c="4"/>{</text:p>
      <text:p text:style-name="Preformatted_20_Text"><text:s text:c="8"/>$search = new Manager($this);</text:p>
      <text:p text:style-name="Preformatted_20_Text"><text:s text:c="8"/>$search-&gt;like('body', [</text:p>
      <text:p text:style-name="Preformatted_20_Text"><text:s text:c="11"/>'before' =&gt; true,</text:p>
      <text:p text:style-name="Preformatted_20_Text"><text:s text:c="11"/>'after' =&gt; true,</text:p>
      <text:p text:style-name="Preformatted_20_Text"><text:s text:c="11"/>'field' =&gt; 'body'</text:p>
      <text:p text:style-name="Preformatted_20_Text"><text:s text:c="7"/>]);</text:p>
      <text:p text:style-name="Preformatted_20_Text"><text:s text:c="7"/>return $search;</text:p>
      <text:p text:style-name="P10"><text:s text:c="4"/>}</text:p>
      <text:p text:style-name="Text_20_body"><text:bookmark text:name="e8d3"/>For a better understanding of how searchConfiguration() work, have a look at the <text:a xlink:type="simple" xlink:href="https://github.com/FriendsOfCake/search#usage" office:target-frame-name="_blank" xlink:show="new" text:style-name="Internet_20_link" text:visited-style-name="Visited_20_Internet_20_Link">search plugin documentation</text:a>.</text:p>
      <text:p text:style-name="Text_20_body"><text:bookmark text:name="de03"/>If you load again <text:a xlink:type="simple" xlink:href="http://localhost/posts" office:target-frame-name="_blank" xlink:show="new" text:style-name="Internet_20_link" text:visited-style-name="Visited_20_Internet_20_Link">http://localhost/posts</text:a> you should see that a new search field has been added to the page.</text:p>
      <text:h text:style-name="Heading_20_3" text:outline-level="3"><text:bookmark text:name="7f9a"/>Enable json extension in the router</text:h>
      <text:p text:style-name="Text_20_body"><text:bookmark text:name="07b3"/>If you try writing stuff in the search box, you’ll noticed that the auto-complete doesn’t work. That’s because the lookup action is called via ajax and the javascript expects a json response. This is something we need to explicitly enable in cakephp’s router. Open the file config/routes.php and add the following line at the top of the router::scope() method</text:p>
      <text:p text:style-name="P10"><text:bookmark text:name="5547"/>Router::scope('/', function ($routes) {</text:p>
      <text:p text:style-name="P10"><text:bookmark text:name="1bc6"/><text:s text:c="4"/>$routes-&gt;extensions(['json', 'xml']);</text:p>
      <text:p text:style-name="Text_20_body"><text:bookmark text:name="8aef"/>You can verify that the auto-complete now works.</text:p>
      <text:h text:style-name="Heading_20_3" text:outline-level="3"><text:bookmark text:name="a1b1"/>Finally, hook searches in your controller</text:h>
      <text:p text:style-name="Text_20_body"><text:bookmark text:name="4800"/>Clicking the ‘filter result’ isn’t updating the result set yet. For that we’ll open src/Controller/PostsController.php and create an index action. We need to tell the controller to:</text:p>
      <text:list xml:id="list3899474104837989365" text:style-name="L4">
        <text:list-item>
          <text:p text:style-name="P9"><text:bookmark text:name="1835"/>Take the query parameters in the url</text:p>
        </text:list-item>
        <text:list-item>
          <text:p text:style-name="P9"><text:bookmark text:name="7746"/>Use them for our search filters</text:p>
        </text:list-item>
        <text:list-item>
          <text:p text:style-name="P5"><text:bookmark text:name="3558"/>Use the resulting query to display the results on our index page</text:p>
        </text:list-item>
      </text:list>
      <text:p text:style-name="Text_20_body"><text:bookmark text:name="abf1"/>Here’s how to do it</text:p>
      <text:p text:style-name="Preformatted_20_Text"><text:bookmark text:name="3667"/>&lt;?php</text:p>
      <text:p text:style-name="P10">namespace App\Controller;</text:p>
      <text:p text:style-name="Preformatted_20_Text"><text:bookmark text:name="33e5"/><text:soft-page-break/>use App\Controller\AppController;</text:p>
      <text:p text:style-name="Preformatted_20_Text">use Cake\Event\Event;</text:p>
      <text:p text:style-name="Preformatted_20_Text"><text:s/></text:p>
      <text:p text:style-name="Preformatted_20_Text">class PostsController extends AppController</text:p>
      <text:p text:style-name="P10">{</text:p>
      <text:p text:style-name="Preformatted_20_Text"><text:bookmark text:name="2262"/>public function index()</text:p>
      <text:p text:style-name="Preformatted_20_Text"><text:s text:c="4"/>{</text:p>
      <text:p text:style-name="Preformatted_20_Text"><text:s text:c="8"/>$this-&gt;Crud-&gt;on(‘beforePaginate’, function(Event $event) {</text:p>
      <text:p text:style-name="Preformatted_20_Text"><text:s text:c="12"/>$event-&gt;subject-&gt;query = $event-&gt;subject-&gt;query</text:p>
      <text:p text:style-name="Preformatted_20_Text"><text:s text:c="16"/>-&gt;find('search', $this-&gt;request-&gt;query);</text:p>
      <text:p text:style-name="Preformatted_20_Text"><text:s text:c="8"/>});</text:p>
      <text:p text:style-name="Preformatted_20_Text"><text:s text:c="8"/>return $this-&gt;Crud-&gt;execute();</text:p>
      <text:p text:style-name="Preformatted_20_Text"><text:s text:c="4"/>}</text:p>
      <text:p text:style-name="P10">}</text:p>
      <text:p text:style-name="Text_20_body"><text:bookmark text:name="0623"/>You could also put that action in the AppController if you want it to work across all your controllers.</text:p>
      <text:h text:style-name="Heading_20_3" text:outline-level="3"><text:bookmark text:name="f2c7"/>All Done!</text:h>
      <text:p text:style-name="Text_20_body"><text:bookmark text:name="881a"/>You should now have a fully working Crud application. Now go ahead and create empty controllers for all the tables you like and watch the app auto-generate the logic and templates. Create models to define in which way you want to handle search filters if needed.</text:p>
      <text:p text:style-name="P1"><text:a xlink:type="simple" xlink:href="https://medium.com/@Phillaf/cakephp-crud-walk-through-501310a43462" text:style-name="Internet_20_link" text:visited-style-name="Visited_20_Internet_20_Link">https://medium.com/@Phillaf/cakephp-crud-walk-through-501310a43462</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4T15:51:21.951703617</meta:creation-date>
    <dc:date>2018-04-14T15:51:39.493555683</dc:date>
    <meta:editing-duration>PT17S</meta:editing-duration>
    <meta:editing-cycles>2</meta:editing-cycles>
    <meta:generator>LibreOffice/5.1.6.2$Linux_X86_64 LibreOffice_project/10m0$Build-2</meta:generator>
    <meta:document-statistic meta:table-count="0" meta:image-count="0" meta:object-count="0" meta:page-count="5" meta:paragraph-count="153" meta:word-count="1073" meta:character-count="7798" meta:non-whitespace-character-count="6436"/>
  </office:meta>
</office:document-meta>
</file>